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_20__28_Web_29_" style:master-page-name="Standard">
      <style:paragraph-properties fo:margin-top="0.1945in" fo:margin-bottom="0in" fo:text-align="center" style:justify-single-word="false"/>
    </style:style>
    <style:style style:name="P2" style:family="paragraph" style:parent-style-name="Normal_20__28_Web_29_">
      <style:paragraph-properties fo:margin-top="0.1945in" fo:margin-bottom="0in" fo:text-align="center" style:justify-single-word="false"/>
      <style:text-properties fo:font-size="13.5pt" fo:language="bg" fo:country="BG" fo:font-weight="bold" style:font-size-asian="13.5pt" style:font-weight-asian="bold" style:font-size-complex="13.5pt" style:font-weight-complex="bold"/>
    </style:style>
    <style:style style:name="P3" style:family="paragraph" style:parent-style-name="Normal_20__28_Web_29_">
      <style:paragraph-properties fo:margin-top="0.1945in" fo:margin-bottom="0in" fo:text-align="center" style:justify-single-word="false"/>
    </style:style>
    <style:style style:name="P4" style:family="paragraph" style:parent-style-name="Normal_20__28_Web_29_">
      <style:paragraph-properties fo:text-align="center" style:justify-single-word="false"/>
      <style:text-properties fo:language="ru" fo:country="RU" fo:font-weight="bold" style:font-weight-asian="bold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 style:parent-style-name="Standard">
      <style:paragraph-properties fo:text-align="justify" style:justify-single-word="false"/>
      <style:text-properties fo:language="ru" fo:country="RU" fo:font-weight="bold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fo:language="bg" fo:country="BG"/>
    </style:style>
    <style:style style:name="P9" style:family="paragraph">
      <style:paragraph-properties style:writing-mode="lr-tb"/>
    </style:style>
    <style:style style:name="P10" style:family="paragraph" style:parent-style-name="Standard">
      <style:text-properties fo:language="bg" fo:country="BG"/>
    </style:style>
    <style:style style:name="T1" style:family="text">
      <style:text-properties fo:language="ru" fo:country="RU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language="ru" fo:country="RU" fo:font-weight="bold" style:font-size-asian="14pt" style:font-weight-asian="bold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language="bg" fo:country="BG" fo:font-weight="bold" style:font-size-asian="14pt" style:font-weight-asian="bold" style:font-size-complex="14pt"/>
    </style:style>
    <style:style style:name="T6" style:family="text">
      <style:text-properties fo:language="bg" fo:country="BG"/>
    </style:style>
    <style:style style:name="T7" style:family="text">
      <style:text-properties fo:font-style="italic" style:font-style-asian="italic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style="italic" style:font-style-asian="italic"/>
    </style:style>
    <style:style style:name="T10" style:family="text">
      <style:text-properties fo:language="bg" fo:country="BG" fo:font-style="italic" style:font-style-asian="italic"/>
    </style:style>
    <style:style style:name="T11" style:family="text">
      <style:text-properties style:font-name="Courier New" style:font-name-complex="Courier New"/>
    </style:style>
    <style:style style:name="T12" style:family="text">
      <style:text-properties style:font-name="Courier New" fo:language="bg" fo:country="BG" style:font-name-complex="Courier New"/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no-wrap" draw:shadow="hidde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fo:margin-left="0.1256in" fo:margin-right="0.1256in" style:run-through="foreground" style:wrap="parallel" style:number-wrapped-paragraphs="no-limit" style:wrap-contour="false" style:vertical-pos="from-top" style:vertical-rel="paragraph" style:horizontal-pos="from-left" style:horizontal-rel="paragraph"/>
    </style:style>
    <style:style style:name="gr3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no-wrap" draw:shadow="hidden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no-wrap" draw:shadow="hidden" style:run-through="foreground"/>
    </style:style>
    <style:style style:name="gr6" style:family="graphic">
      <style:graphic-properties draw:stroke="solid" svg:stroke-width="0.0102in" svg:stroke-color="#000000" draw:stroke-linejoin="miter" draw:fill="solid" draw:fill-color="#c0c0c0" draw:textarea-horizontal-align="left" draw:textarea-vertical-align="top" draw:auto-grow-height="false" fo:padding-top="0.0902in" fo:padding-bottom="0.0902in" fo:padding-left="0.1736in" fo:padding-right="0.1736in" fo:wrap-option="no-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НОВ</text:span><text:span text:style-name="T2"> </text:span><text:span text:style-name="T1"> БЪЛГАРСКИ</text:span><text:span text:style-name="T2"> </text:span><text:span text:style-name="T1"> УНИВЕРСИТЕТ</text:span></text:p>
      <text:p text:style-name="P2">Департамент Информатика</text:p>
      <text:p text:style-name="P3"><text:span text:style-name="T2">XVII</text:span><text:span text:style-name="T1">І РЕПУБЛИКАНСКА СТУДЕНТСКА ОЛИМПИАДА ПО ПРОГРАМИРАНЕ</text:span></text:p>
      <text:p text:style-name="P3"><text:span text:style-name="T1">13 - 14 май</text:span><text:span text:style-name="T2"> </text:span><text:span text:style-name="T1">2006 г.</text:span></text:p>
      <text:p text:style-name="P4"><draw:line text:anchor-type="char" draw:z-index="1" draw:style-name="gr1" draw:text-style-name="P5" svg:x1="0in" svg:y1="0.0571in" svg:x2="6.6252in" svg:y2="0.0571in"><text:p/></draw:line></text:p>
      <text:p text:style-name="P6"/>
      <text:p text:style-name="P7"><text:span text:style-name="T3"><text:tab/>Задача </text:span><text:span text:style-name="T4">E</text:span><text:span text:style-name="T5">.</text:span><text:span text:style-name="T3"> </text:span><text:span text:style-name="T5">Правоъгълници в триъгълник</text:span></text:p>
      <text:p text:style-name="P8"/>
      <text:p text:style-name="P7"><draw:g text:anchor-type="char" draw:z-index="0" draw:style-name="gr2"><draw:rect draw:style-name="gr3" draw:text-style-name="P5" svg:width="2.7496in" svg:height="2.3748in" svg:x="4.25in" svg:y="0.0957in"><text:p/></draw:rect><draw:g draw:style-name="gr4"><draw:line draw:style-name="gr5" draw:text-style-name="P5" svg:x1="4.6244in" svg:y1="0.2886in" svg:x2="4.6244in" svg:y2="2.1606in"><text:p/></draw:line><draw:line draw:style-name="gr5" draw:text-style-name="P5" svg:x1="4.6244in" svg:y1="2.161in" svg:x2="6.6228in" svg:y2="2.161in"><text:p/></draw:line><draw:line draw:style-name="gr5" draw:text-style-name="P5" svg:x1="4.6244in" svg:y1="0.2886in" svg:x2="6.6228in" svg:y2="2.1606in"><text:p/></draw:line><draw:custom-shape draw:style-name="gr6" draw:text-style-name="P9" svg:width="1.578in" svg:height="0.3941in" svg:x="4.6244in" svg:y="1.7665in"><text:p/><draw:enhanced-geometry svg:viewBox="0 0 21600 21600" draw:type="rectangle" draw:enhanced-path="M 0 0 L 21600 0 21600 21600 0 21600 0 0 Z N"/></draw:custom-shape><draw:custom-shape draw:style-name="gr6" draw:text-style-name="P9" svg:width="1.1571in" svg:height="0.3941in" svg:x="4.6244in" svg:y="1.3728in"><text:p/><draw:enhanced-geometry svg:viewBox="0 0 21600 21600" draw:type="rectangle" draw:enhanced-path="M 0 0 L 21600 0 21600 21600 0 21600 0 0 Z N"/></draw:custom-shape><draw:custom-shape draw:style-name="gr6" draw:text-style-name="P9" svg:width="0.9469in" svg:height="0.1976in" svg:x="4.6244in" svg:y="1.1748in"><text:p/><draw:enhanced-geometry svg:viewBox="0 0 21600 21600" draw:type="rectangle" draw:enhanced-path="M 0 0 L 21600 0 21600 21600 0 21600 0 0 Z N"/></draw:custom-shape><draw:custom-shape draw:style-name="gr6" draw:text-style-name="P9" svg:width="0.4213in" svg:height="0.4925in" svg:x="4.6244in" svg:y="0.6823in"><text:p/><draw:enhanced-geometry svg:viewBox="0 0 21600 21600" draw:type="rectangle" draw:enhanced-path="M 0 0 L 21600 0 21600 21600 0 21600 0 0 Z N"/></draw:custom-shape><draw:custom-shape draw:style-name="gr6" draw:text-style-name="P9" svg:width="0.2106in" svg:height="0.1976in" svg:x="4.6244in" svg:y="0.4854in"><text:p/><draw:enhanced-geometry svg:viewBox="0 0 21600 21600" draw:type="rectangle" draw:enhanced-path="M 0 0 L 21600 0 21600 21600 0 21600 0 0 Z N"/></draw:custom-shape></draw:g></draw:g><text:span text:style-name="T6"><text:tab/>В равнобедрен правоъгълен триъгълник са вписани (без припокриване) </text:span><text:span text:style-name="T7">n</text:span><text:span text:style-name="T6"> правоъгълника</text:span><text:span text:style-name="T8"> (0 &lt; </text:span><text:span text:style-name="T7">n</text:span><text:span text:style-name="T9"> </text:span><text:span text:style-name="T8">&lt; 200)</text:span><text:span text:style-name="T6">, както е показано на рисунката. Правоъгълниците имат целочислени координати на върховете си</text:span><text:span text:style-name="T8"> и са със</text:span><text:span text:style-name="T6"> страни, съответно успоредни на катетите на триъгълника, а върховете им лежат върху страните на триъгълника. Напишете програма, която въвежда </text:span><text:span text:style-name="T7">n</text:span><text:span text:style-name="T8"> и </text:span><text:span text:style-name="T6">дължината </text:span><text:span text:style-name="T10">b</text:span><text:span text:style-name="T6"> на катета на триъгълника (цяло положително число, по-малко от 2000), и извежда лицето на най-голямата площ, която може да се покрие с правоъгълниците.</text:span></text:p>
      <text:p text:style-name="P10"/>
      <text:p text:style-name="P7"><text:span text:style-name="T6"><text:tab/>Програмата трябва да прочете от стандартния вход броя на тестовите примери</text:span><text:span text:style-name="T8"> (не повече от 10)</text:span><text:span text:style-name="T6">, след което – данните за всеки тестов пример от отделен ред, съдържащ </text:span><text:span text:style-name="T10">n</text:span><text:span text:style-name="T6"> и </text:span><text:span text:style-name="T10">b, </text:span><text:span text:style-name="T6">разделени с интервал.</text:span><text:span text:style-name="T8"> На стандарния изход тр</text:span><text:span text:style-name="T6">ябва да се изведат търсените лица, всяко на отделен ред, съответно на входните данни.</text:span></text:p>
      <text:p text:style-name="P10"/>
      <text:p text:style-name="Standard"><text:span text:style-name="T6"><text:tab/>Пример.</text:span></text:p>
      <text:p text:style-name="Standard"><text:span text:style-name="T6"><text:tab/> Вход.</text:span></text:p>
      <text:p text:style-name="P10"/>
      <text:p text:style-name="Standard"><text:span text:style-name="T11"><text:tab/></text:span><text:span text:style-name="T12">3</text:span></text:p>
      <text:p text:style-name="Standard"><text:span text:style-name="T11"><text:tab/></text:span><text:span text:style-name="T12">1 1</text:span></text:p>
      <text:p text:style-name="Standard"><text:span text:style-name="T11"><text:tab/></text:span><text:span text:style-name="T12">1 2</text:span></text:p>
      <text:p text:style-name="Standard"><text:span text:style-name="T11"><text:tab/></text:span><text:span text:style-name="T12">2 10</text:span></text:p>
      <text:p text:style-name="P10"/>
      <text:p text:style-name="Standard"><text:span text:style-name="T6"><text:tab/>Изход</text:span></text:p>
      <text:p text:style-name="P10"/>
      <text:p text:style-name="Standard"><text:span text:style-name="T11"><text:tab/></text:span><text:span text:style-name="T12">0</text:span></text:p>
      <text:p text:style-name="Standard"><text:span text:style-name="T11"><text:tab/></text:span><text:span text:style-name="T12">1</text:span></text:p>
      <text:p text:style-name="Standard"><text:span text:style-name="T11"><text:tab/></text:span><text:span text:style-name="T12">33</text:span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_20__28_Web_29_" style:display-name="Normal (Web)" style:family="paragraph" style:parent-style-name="Standard">
      <style:paragraph-properties fo:margin-top="0.1945in" fo:margin-bottom="0.1945in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in" fo:margin-right="0.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Emil Kelevedjiev</meta:initial-creator>
    <meta:creation-date>2005-12-30T14:01:00</meta:creation-date>
    <dc:creator>Nikolay Kirov</dc:creator>
    <dc:date>2006-05-13T10:36:00</dc:date>
    <meta:print-date>2006-05-12T08:01:00</meta:print-date>
    <dc:language>en-US</dc:language>
    <meta:editing-cycles>15</meta:editing-cycles>
    <meta:editing-duration>PT1H18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7" meta:word-count="159" meta:character-count="1011"/>
  </office:meta>
</office:document-meta>
</file>